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4F00000070D5310DE36839E8A6.gif" manifest:media-type="image/gif"/>
  <manifest:file-entry manifest:full-path="Pictures/100002010000043800000438D925FBF4398EF291.png" manifest:media-type="image/png"/>
  <manifest:file-entry manifest:full-path="Pictures/10000000000000F0000000F0ECE17D040C879D7B.gif" manifest:media-type="image/gif"/>
  <manifest:file-entry manifest:full-path="Pictures/10000201000000DC00000157FD3BBE1A32E4A60D.png" manifest:media-type="image/png"/>
  <manifest:file-entry manifest:full-path="Pictures/10000201000000DC000000564DB2CB8FFC3EAF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064cm" svg:height="6.336cm" svg:x="8.874cm" svg:y="10.652cm">
          <draw:image xlink:href="Pictures/10000201000000DC00000157FD3BBE1A32E4A60D.png" xlink:type="simple" xlink:show="embed" xlink:actuate="onLoad" loext:mime-type="image/png">
            <text:p/>
          </draw:image>
        </draw:frame>
        <draw:frame draw:style-name="gr1" draw:text-style-name="P1" draw:layer="layout" svg:width="5.82cm" svg:height="2.274cm" svg:x="13.827cm" svg:y="23.606cm">
          <draw:image xlink:href="Pictures/10000201000000DC000000564DB2CB8FFC3EAF72.png" xlink:type="simple" xlink:show="embed" xlink:actuate="onLoad" loext:mime-type="image/png">
            <text:p/>
          </draw:image>
        </draw:frame>
        <draw:frame draw:style-name="gr1" draw:text-style-name="P1" draw:layer="layout" svg:width="4.826cm" svg:height="4.826cm" svg:x="8.62cm" svg:y="19.669cm">
          <draw:image xlink:href="Pictures/10000000000000F0000000F0ECE17D040C879D7B.gif" xlink:type="simple" xlink:show="embed" xlink:actuate="onLoad" loext:mime-type="image/gif">
            <text:p/>
          </draw:image>
        </draw:frame>
        <draw:frame draw:style-name="gr1" draw:text-style-name="P1" draw:layer="layout" svg:width="5.334cm" svg:height="5.334cm" svg:x="8.112cm" svg:y="3.921cm">
          <draw:image xlink:href="Pictures/100002010000043800000438D925FBF4398EF291.png" xlink:type="simple" xlink:show="embed" xlink:actuate="onLoad" loext:mime-type="image/png">
            <text:p/>
          </draw:image>
        </draw:frame>
        <draw:frame draw:style-name="gr1" draw:text-style-name="P1" draw:layer="layout" svg:width="3.954cm" svg:height="5.606cm" svg:x="2.016cm" svg:y="10.888cm">
          <draw:image xlink:href="Pictures/100002000000004F00000070D5310DE36839E8A6.gif" xlink:type="simple" xlink:show="embed" xlink:actuate="onLoad" loext:mime-type="image/gif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14:04:04.146115474</meta:creation-date>
    <dc:date>2019-03-21T14:06:15.166069533</dc:date>
    <meta:editing-duration>PT2M13S</meta:editing-duration>
    <meta:editing-cycles>1</meta:editing-cycles>
    <meta:document-statistic meta:object-count="5"/>
    <meta:generator>LibreOffice/6.1.4.2$Linux_X86_64 LibreOffice_project/10$Build-2</meta:generator>
  </office:meta>
</office:document-meta>
</file>